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transparent"/>
    </style:style>
    <style:style style:name="ce20" style:family="table-cell" style:parent-style-name="Default" style:data-style-name="N37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table:style-name="ce1" office:value-type="string" calcext:value-type="string">
            <text:p>Cost Model</text:p>
          </table:table-cell>
          <table:table-cell table:style-name="ce1" table:number-columns-repeated="3"/>
          <table:table-cell table:style-name="ce13" office:value-type="string" calcext:value-type="string" table:number-columns-spanned="4" table:number-rows-spanned="1">
            <text:p>Prototype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Production</text:p>
          </table:table-cell>
          <table:covered-table-cell table:number-columns-repeated="3" table:style-name="ce13"/>
          <table:table-cell table:number-columns-repeated="3"/>
          <table:table-cell table:style-name="ce1" office:value-type="string" calcext:value-type="string">
            <text:p>As-buil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number-columns-repeated="3"/>
          <table:table-cell office:value-type="string" calcext:value-type="string">
            <text:p>Vend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RGB LED</text:p>
          </table:table-cell>
          <table:table-cell table:style-name="ce2" office:value-type="string" calcext:value-type="string">
            <text:p>TJ-S3806SW1TGLC6FRGB-A5</text:p>
          </table:table-cell>
          <table:table-cell/>
          <table:table-cell office:value-type="string" calcext:value-type="string">
            <text:p><text:a xlink:href="https://jlcpcb.com/partdetail/Togialed-TJ_S3806SW1TGLC6FRGBA5/C601694" xlink:type="simple">https://jlcpcb.com/partdetail/Togialed-TJ_S3806SW1TGLC6FRGBA5/C601694</text:a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currency" office:currency="USD" office:value="0.1143" calcext:value-type="currency">
            <text:p>$0.11</text:p>
          </table:table-cell>
          <table:table-cell table:style-name="ce5" table:formula="of:=[.E3]*[.F3]*[.G3]" office:value-type="currency" office:currency="USD" office:value="5.715" calcext:value-type="currency">
            <text:p>$5.72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0933" calcext:value-type="float">
            <text:p>0.0933</text:p>
          </table:table-cell>
          <table:table-cell table:formula="of:=[.I3]*[.J3]*[.K3]" office:value-type="float" office:value="279.9" calcext:value-type="float">
            <text:p>279.9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BOM 1</text:p>
          </table:table-cell>
          <table:table-cell office:value-type="float" office:value="602.32" calcext:value-type="float">
            <text:p>602.32</text:p>
          </table:table-cell>
          <table:table-cell/>
        </table:table-row>
        <table:table-row table:style-name="ro1">
          <table:table-cell office:value-type="string" calcext:value-type="string">
            <text:p>SMT LED (blue)</text:p>
          </table:table-cell>
          <table:table-cell table:style-name="ce2" office:value-type="string" calcext:value-type="string">
            <text:p>BL-HB337A-AV-TRB</text:p>
          </table:table-cell>
          <table:table-cell/>
          <table:table-cell office:value-type="string" calcext:value-type="string">
            <text:p><text:a xlink:href="https://jlcpcb.com/partdetail/177360-BL_HB337A_AVTRB/C165977" xlink:type="simple">https://jlcpcb.com/partdetail/177360-BL_HB337A_AVTRB/C165977</text:a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]*[.F4]*[.G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0154" calcext:value-type="float">
            <text:p>0.0154</text:p>
          </table:table-cell>
          <table:table-cell table:formula="of:=[.I4]*[.J4]*[.K4]" office:value-type="float" office:value="9.24" calcext:value-type="float">
            <text:p>9.24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Prototype</text:p>
          </table:table-cell>
          <table:table-cell office:value-type="float" office:value="71.12" calcext:value-type="float">
            <text:p>71.12</text:p>
          </table:table-cell>
          <table:table-cell table:style-name="ce20" office:value-type="date" office:date-value="2023-06-18" calcext:value-type="date">
            <text:p>06/18/23</text:p>
          </table:table-cell>
        </table:table-row>
        <table:table-row table:style-name="ro1">
          <table:table-cell office:value-type="string" calcext:value-type="string">
            <text:p>Processor</text:p>
          </table:table-cell>
          <table:table-cell table:style-name="ce2" office:value-type="string" calcext:value-type="string">
            <text:p>STM8S003F3P6TR</text:p>
          </table:table-cell>
          <table:table-cell/>
          <table:table-cell office:value-type="string" calcext:value-type="string">
            <text:p><text:a xlink:href="https://jlcpcb.com/partdetail/Stmicroelectronics-STM8S003F3P6TR/C52717" xlink:type="simple">https://jlcpcb.com/partdetail/Stmicroelectronics-STM8S003F3P6TR/C52717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992" calcext:value-type="float">
            <text:p>0.5992</text:p>
          </table:table-cell>
          <table:table-cell table:formula="of:=[.E5]*[.F5]*[.G5]" office:value-type="float" office:value="2.996" calcext:value-type="float">
            <text:p>2.99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3923" calcext:value-type="float">
            <text:p>0.3923</text:p>
          </table:table-cell>
          <table:table-cell table:formula="of:=[.I5]*[.J5]*[.K5]" office:value-type="float" office:value="117.69" calcext:value-type="float">
            <text:p>117.69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BOM 2</text:p>
          </table:table-cell>
          <table:table-cell office:value-type="float" office:value="171.61" calcext:value-type="float">
            <text:p>171.61</text:p>
          </table:table-cell>
          <table:table-cell table:style-name="ce20" office:value-type="date" office:date-value="2023-06-18" calcext:value-type="date">
            <text:p>06/18/23</text:p>
          </table:table-cell>
        </table:table-row>
        <table:table-row table:style-name="ro1">
          <table:table-cell office:value-type="string" calcext:value-type="string">
            <text:p>LiPo Charger</text:p>
          </table:table-cell>
          <table:table-cell table:style-name="ce2" office:value-type="string" calcext:value-type="string">
            <text:p>MCP73831T-2ACI/OT</text:p>
          </table:table-cell>
          <table:table-cell/>
          <table:table-cell office:value-type="string" calcext:value-type="string">
            <text:p><text:a xlink:href="https://jlcpcb.com/partdetail/MicrochipTech-MCP73831T_2ACIOT/C424093" xlink:type="simple">https://jlcpcb.com/partdetail/MicrochipTech-MCP73831T_2ACIOT/C424093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088" calcext:value-type="float">
            <text:p>0.7088</text:p>
          </table:table-cell>
          <table:table-cell table:formula="of:=[.E6]*[.F6]*[.G6]" office:value-type="float" office:value="3.544" calcext:value-type="float">
            <text:p>3.54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4587" calcext:value-type="float">
            <text:p>0.4587</text:p>
          </table:table-cell>
          <table:table-cell table:formula="of:=[.I6]*[.J6]*[.K6]" office:value-type="float" office:value="137.61" calcext:value-type="float">
            <text:p>137.61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Production 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witch</text:p>
          </table:table-cell>
          <table:table-cell table:style-name="ce2" office:value-type="string" calcext:value-type="string">
            <text:p>SS-3390S-L1</text:p>
          </table:table-cell>
          <table:table-cell/>
          <table:table-cell office:value-type="string" calcext:value-type="string">
            <text:p><text:a xlink:href="https://jlcpcb.com/partdetail/XkbConnectivity-SS_3390SL1/C318998" xlink:type="simple">https://jlcpcb.com/partdetail/XkbConnectivity-SS_3390SL1/C318998</text:a></text:p>
          </table:table-cell>
          <table:table-cell table:number-columns-repeated="3"/>
          <table:table-cell table:formula="of:=[.E7]*[.F7]*[.G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829" calcext:value-type="float">
            <text:p>0.0829</text:p>
          </table:table-cell>
          <table:table-cell table:formula="of:=[.I7]*[.J7]*[.K7]" office:value-type="float" office:value="24.87" calcext:value-type="float">
            <text:p>24.87</text:p>
          </table:table-cell>
          <table:table-cell table:number-columns-repeated="3"/>
          <table:table-cell office:value-type="string" calcext:value-type="string">
            <text:p>Aliexpress</text:p>
          </table:table-cell>
          <table:table-cell office:value-type="string" calcext:value-type="string">
            <text:p>LiPOs and Thru hole LEDs</text:p>
          </table:table-cell>
          <table:table-cell office:value-type="float" office:value="292.28" calcext:value-type="float">
            <text:p>292.28</text:p>
          </table:table-cell>
          <table:table-cell table:style-name="ce20" office:value-type="date" office:date-value="2023-06-18" calcext:value-type="date">
            <text:p>06/18/23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 table:style-name="ce2" office:value-type="string" calcext:value-type="string">
            <text:p>TS-FS66T-B-I</text:p>
          </table:table-cell>
          <table:table-cell/>
          <table:table-cell office:value-type="string" calcext:value-type="string">
            <text:p>https://jlcpcb.com/partdetail/XkbConnectivity-TS_FS66T_BI/C500114</text:p>
          </table:table-cell>
          <table:table-cell table:number-columns-repeated="3"/>
          <table:table-cell table:formula="of:=[.E8]*[.F8]*[.G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1082" calcext:value-type="float">
            <text:p>0.1082</text:p>
          </table:table-cell>
          <table:table-cell table:formula="of:=[.I8]*[.J8]*[.K8]" office:value-type="float" office:value="64.92" calcext:value-type="float">
            <text:p>64.92</text:p>
          </table:table-cell>
          <table:table-cell table:number-columns-repeated="3"/>
          <table:table-cell office:value-type="string" calcext:value-type="string">
            <text:p>Aliexpress</text:p>
          </table:table-cell>
          <table:table-cell office:value-type="string" calcext:value-type="string">
            <text:p>Pogo pins and breadboards</text:p>
          </table:table-cell>
          <table:table-cell table:formula="of:=19.34+17.13" office:value-type="float" office:value="36.47" calcext:value-type="float">
            <text:p>36.47</text:p>
          </table:table-cell>
          <table:table-cell table:style-name="ce20" office:value-type="date" office:date-value="2023-06-21" calcext:value-type="date">
            <text:p>06/21/23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style-name="ce2" office:value-type="string" calcext:value-type="string">
            <text:p>XXHBBCNANF-16.000000MHZ</text:p>
          </table:table-cell>
          <table:table-cell/>
          <table:table-cell office:value-type="string" calcext:value-type="string">
            <text:p>https://jlcpcb.com/partdetail/TaitienElec-XXHBBCNANF_16000000MHZ/C52159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91" calcext:value-type="float">
            <text:p>0.1291</text:p>
          </table:table-cell>
          <table:table-cell table:formula="of:=[.E9]*[.F9]*[.G9]" office:value-type="float" office:value="0.6455" calcext:value-type="float">
            <text:p>0.645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table:formula="of:=[.I9]*[.J9]*[.K9]" office:value-type="float" office:value="27.9" calcext:value-type="float">
            <text:p>27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rophone</text:p>
          </table:table-cell>
          <table:table-cell table:style-name="ce2" office:value-type="string" calcext:value-type="string">
            <text:p>B4013AM423-098</text:p>
          </table:table-cell>
          <table:table-cell/>
          <table:table-cell office:value-type="string" calcext:value-type="string">
            <text:p>https://jlcpcb.com/partdetail/Goertek-B4013AM423098/C28358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USD" office:value="0.1495" calcext:value-type="currency">
            <text:p>$0.15</text:p>
          </table:table-cell>
          <table:table-cell table:style-name="ce5" table:formula="of:=[.E10]*[.F10]*[.G10]" office:value-type="currency" office:currency="USD" office:value="0.7475" calcext:value-type="currency">
            <text:p>$0.7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092" calcext:value-type="float">
            <text:p>0.1092</text:p>
          </table:table-cell>
          <table:table-cell table:formula="of:=[.I10]*[.J10]*[.K10]" office:value-type="float" office:value="32.76" calcext:value-type="float">
            <text:p>32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ttery Holder</text:p>
          </table:table-cell>
          <table:table-cell table:style-name="ce2" office:value-type="string" calcext:value-type="string">
            <text:p>BS-08-B2AA020</text:p>
          </table:table-cell>
          <table:table-cell/>
          <table:table-cell office:value-type="string" calcext:value-type="string">
            <text:p><text:a xlink:href="https://jlcpcb.com/partdetail/Myoung-BS_08B2AA020/C964786" xlink:type="simple">https://jlcpcb.com/partdetail/Myoung-BS_08B2AA020/C964786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3214" calcext:value-type="float">
            <text:p>0.3214</text:p>
          </table:table-cell>
          <table:table-cell table:formula="of:=[.E11]*[.F11]*[.G11]" office:value-type="float" office:value="1.607" calcext:value-type="float">
            <text:p>1.60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2306" calcext:value-type="float">
            <text:p>0.2306</text:p>
          </table:table-cell>
          <table:table-cell table:formula="of:=[.I11]*[.J11]*[.K11]" office:value-type="float" office:value="69.18" calcext:value-type="float">
            <text:p>69.18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formula="of:=[.E12]*[.F12]*[.G12]" office:value-type="float" office:value="0" calcext:value-type="float">
            <text:p>0</text:p>
          </table:table-cell>
          <table:table-cell table:number-columns-repeated="3"/>
          <table:table-cell table:formula="of:=[.I12]*[.J12]*[.K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3]*[.F13]*[.G13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273.84" calcext:value-type="float">
            <text:p>273.84</text:p>
          </table:table-cell>
          <table:table-cell table:formula="of:=[.I13]*[.J13]*[.K13]" office:value-type="float" office:value="273.84" calcext:value-type="float">
            <text:p>273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B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7.62" calcext:value-type="float">
            <text:p>57.62</text:p>
          </table:table-cell>
          <table:table-cell table:formula="of:=[.E14]*[.F14]*[.G14]" office:value-type="float" office:value="57.62" calcext:value-type="float">
            <text:p>57.6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11.51" calcext:value-type="float">
            <text:p>111.51</text:p>
          </table:table-cell>
          <table:table-cell table:formula="of:=[.I14]*[.J14]*[.K14]" office:value-type="float" office:value="111.51" calcext:value-type="float">
            <text:p>111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-3.755" calcext:value-type="float">
            <office:annotation draw:style-name="gr1" draw:text-style-name="P2" svg:width="1.1413in" svg:height="0.8567in" svg:x="6.8126in" svg:y="1.8984in" draw:caption-point-x="-0.2402in" draw:caption-point-y="0.5945in">
              <dc:date>2023-06-18T00:00:00</dc:date>
              <text:p text:style-name="P1"><text:span text:style-name="T1">$9 discount; also using bulk-ordered parts, which are cheaper</text:span></text:p>
            </office:annotation>
            <text:p>-3.755</text:p>
          </table:table-cell>
          <table:table-cell table:formula="of:=[.E15]*[.F15]*[.G15]" office:value-type="float" office:value="-3.755" calcext:value-type="float">
            <text:p>-3.755</text:p>
          </table:table-cell>
          <table:table-cell table:number-columns-repeated="3"/>
          <table:table-cell table:formula="of:=[.I15]*[.J15]*[.K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E16]*[.F16]*[.G16]" office:value-type="float" office:value="0" calcext:value-type="float">
            <text:p>0</text:p>
          </table:table-cell>
          <table:table-cell table:number-columns-repeated="3"/>
          <table:table-cell table:formula="of:=[.I16]*[.J16]*[.K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e Battery</text:p>
          </table:table-cell>
          <table:table-cell table:style-name="ce2" office:value-type="string" calcext:value-type="string">
            <text:p>LIR2032</text:p>
          </table:table-cell>
          <table:table-cell/>
          <table:table-cell office:value-type="string" calcext:value-type="string">
            <text:p><text:a xlink:href="https://www.aliexpress.us/item/3256802521279926.html" xlink:type="simple">https://www.aliexpress.us/item/3256802521279926.html</text:a></text:p>
          </table:table-cell>
          <table:table-cell table:number-columns-repeated="3"/>
          <table:table-cell table:formula="of:=[.E17]*[.F17]*[.G17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23" calcext:value-type="float">
            <text:p>163.23</text:p>
          </table:table-cell>
          <table:table-cell table:formula="of:=[.I17]*[.J17]*[.K17]" office:value-type="float" office:value="163.23" calcext:value-type="float">
            <text:p>163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T LED</text:p>
          </table:table-cell>
          <table:table-cell table:style-name="ce2" office:value-type="string" calcext:value-type="string">
            <text:p>1.8mm</text:p>
          </table:table-cell>
          <table:table-cell/>
          <table:table-cell office:value-type="string" calcext:value-type="string">
            <text:p><text:a xlink:href="https://www.aliexpress.us/item/3256801898453742.html" xlink:type="simple">https://www.aliexpress.us/item/3256801898453742.html</text:a></text:p>
          </table:table-cell>
          <table:table-cell table:number-columns-repeated="3"/>
          <table:table-cell table:formula="of:=[.E18]*[.F18]*[.G1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6" calcext:value-type="float">
            <text:p>28.56</text:p>
          </table:table-cell>
          <table:table-cell table:formula="of:=[.I18]*[.J18]*[.K18]" office:value-type="float" office:value="28.56" calcext:value-type="float">
            <text:p>28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t Battery</text:p>
          </table:table-cell>
          <table:table-cell table:style-name="ce2" office:value-type="float" office:value="502540" calcext:value-type="float">
            <text:p>502540</text:p>
          </table:table-cell>
          <table:table-cell office:value-type="string" calcext:value-type="string">
            <text:p>500mAh</text:p>
          </table:table-cell>
          <table:table-cell office:value-type="string" calcext:value-type="string">
            <text:p>https://www.aliexpress.us/item/2255800864454094.html</text:p>
          </table:table-cell>
          <table:table-cell table:number-columns-repeated="3"/>
          <table:table-cell table:formula="of:=[.E19]*[.F19]*[.G1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.49" calcext:value-type="float">
            <text:p>100.49</text:p>
          </table:table-cell>
          <table:table-cell table:formula="of:=[.I19]*[.J19]*[.K19]" office:value-type="float" office:value="100.49" calcext:value-type="float">
            <text:p>100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oboard</text:p>
          </table:table-cell>
          <table:table-cell table:style-name="ce8"/>
          <table:table-cell table:number-columns-repeated="17"/>
        </table:table-row>
        <table:table-row table:style-name="ro1">
          <table:table-cell office:value-type="string" calcext:value-type="string">
            <text:p>Pogo Pins</text:p>
          </table:table-cell>
          <table:table-cell table:style-name="ce8"/>
          <table:table-cell table:number-columns-repeated="17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22]*[.F22]*[.G22]" office:value-type="float" office:value="0" calcext:value-type="float">
            <text:p>0</text:p>
          </table:table-cell>
          <table:table-cell table:number-columns-repeated="3"/>
          <table:table-cell table:formula="of:=[.I22]*[.J22]*[.K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E23]*[.F23]*[.G23]" office:value-type="float" office:value="0" calcext:value-type="float">
            <text:p>0</text:p>
          </table:table-cell>
          <table:table-cell table:number-columns-repeated="3"/>
          <table:table-cell table:formula="of:=[.I23]*[.J23]*[.K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ylic</text:p>
          </table:table-cell>
          <table:table-cell table:style-name="ce2" office:value-type="string" calcext:value-type="string">
            <text:p>45% Lighting White, 1/8”, 12*20”</text:p>
          </table:table-cell>
          <table:table-cell/>
          <table:table-cell office:value-type="string" calcext:value-type="string">
            <text:p><text:a xlink:href="https://www.tapplastics.com/product/plastics/cut_to_size_plastic/acrylic_sheets_color/341" xlink:type="simple">https://www.tapplastics.com/product/plastics/cut_to_size_plastic/acrylic_sheets_color/341</text:a>#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4]*[.F24]*[.G24]" office:value-type="float" office:value="4" calcext:value-type="float">
            <text:p>4</text:p>
          </table:table-cell>
          <table:table-cell table:number-columns-repeated="3"/>
          <table:table-cell table:formula="of:=[.I24]*[.J24]*[.K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.81" calcext:value-type="float">
            <text:p>10.81</text:p>
          </table:table-cell>
          <table:table-cell table:formula="of:=[.E25]*[.F25]*[.G25]" office:value-type="float" office:value="10.81" calcext:value-type="float">
            <text:p>10.81</text:p>
          </table:table-cell>
          <table:table-cell table:number-columns-repeated="3"/>
          <table:table-cell table:formula="of:=[.I25]*[.J25]*[.K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E26]*[.F26]*[.G26]" office:value-type="float" office:value="0" calcext:value-type="float">
            <text:p>0</text:p>
          </table:table-cell>
          <table:table-cell table:number-columns-repeated="3"/>
          <table:table-cell table:formula="of:=[.I26]*[.J26]*[.K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E27]*[.F27]*[.G27]" office:value-type="float" office:value="1000" calcext:value-type="float">
            <text:p>1000</text:p>
          </table:table-cell>
          <table:table-cell table:number-columns-repeated="3"/>
          <table:table-cell table:formula="of:=[.I27]*[.J27]*[.K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ickers</text:p>
          </table:table-cell>
          <table:table-cell office:value-type="string" calcext:value-type="string">
            <text:p>4*6”, 8.5*11”</text:p>
          </table:table-cell>
          <table:table-cell/>
          <table:table-cell office:value-type="string" calcext:value-type="string">
            <text:p>https://www.stickermule.com/products/sticker-she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28]*[.F28]*[.G28]"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I28]*[.J28]*[.K28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29]*[.F29]*[.G29]" office:value-type="float" office:value="0" calcext:value-type="float">
            <text:p>0</text:p>
          </table:table-cell>
          <table:table-cell table:number-columns-repeated="3"/>
          <table:table-cell table:formula="of:=[.I29]*[.J29]*[.K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E30]*[.F30]*[.G30]" office:value-type="float" office:value="0" calcext:value-type="float">
            <text:p>0</text:p>
          </table:table-cell>
          <table:table-cell table:number-columns-repeated="3"/>
          <table:table-cell table:formula="of:=[.I30]*[.J30]*[.K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yard</text:p>
          </table:table-cell>
          <table:table-cell table:number-columns-repeated="6"/>
          <table:table-cell table:formula="of:=[.E31]*[.F31]*[.G31]" office:value-type="float" office:value="0" calcext:value-type="float">
            <text:p>0</text:p>
          </table:table-cell>
          <table:table-cell table:number-columns-repeated="3"/>
          <table:table-cell table:formula="of:=[.I31]*[.J31]*[.K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32]*[.F32]*[.G32]" office:value-type="float" office:value="0" calcext:value-type="float">
            <text:p>0</text:p>
          </table:table-cell>
          <table:table-cell table:number-columns-repeated="3"/>
          <table:table-cell table:formula="of:=[.I32]*[.J32]*[.K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6"/>
          <table:table-cell table:formula="of:=SUM([.H3:.H32])" office:value-type="float" office:value="1118.93" calcext:value-type="float">
            <text:p>1118.93</text:p>
          </table:table-cell>
          <table:table-cell table:number-columns-repeated="3"/>
          <table:table-cell table:formula="of:=SUM([.L3:.L32])" office:value-type="float" office:value="1513.7" calcext:value-type="float">
            <text:p>1513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lected</text:p>
          </table:table-cell>
          <table:table-cell table:number-columns-repeated="6"/>
          <table:table-cell table:formula="of:=SUM([.H34:.L34])" office:value-type="float" office:value="2632.63" calcext:value-type="float">
            <text:p>2632.63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ttendees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[.H35]/[.H37]" office:value-type="float" office:value="65.81575" calcext:value-type="float">
            <text:p>65.81575</text:p>
          </table:table-cell>
          <table:table-cell table:number-columns-repeated="11"/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ibration mo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croUS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jlcpcb.com/partdetail/Xfcn-MF254VS_11_06PA/C492238</text:p>
          </table:table-cell>
        </table:table-row>
        <table:table-row table:style-name="ro1">
          <table:table-cell/>
          <table:table-cell office:value-type="string" calcext:value-type="string">
            <text:p>https://jlcpcb.com/partdetail/3092102-X1311WVS_04JC18D42R2/C288161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uP draws 4.3 mA</text:p>
          </table:table-cell>
        </table:table-row>
      </table:table>
      <table:table table:name="archive2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SSOP-2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llo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o input</text:p>
          </table:table-cell>
          <table:table-cell office:value-type="string" calcext:value-type="string">
            <text:p>analog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ebug_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3" office:value-type="string" calcext:value-type="string">
            <text:p>need external pull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3" office:value-type="string" calcext:value-type="string">
            <text:p>need external pull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xD/Rx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2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 pin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*6=42 LE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RGB*10+12WTE</text:p>
          </table:table-cell>
          <table:table-cell table:number-columns-repeated="4"/>
        </table:table-row>
      </table:table>
      <table:table table:name="pinout_328p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pi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32-TQFP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</table:table-row>
      </table:table>
      <table:table table:name="archive" table:style-name="ta1">
        <table:table-column table:style-name="co2" table:default-cell-style-name="Default"/>
        <table:table-column table:style-name="co2" table:default-cell-style-name="ce5"/>
        <table:table-column table:style-name="co2" table:number-columns-repeated="16382" table:default-cell-style-name="Default"/>
        <table:table-row table:style-name="ro1">
          <table:table-cell table:style-name="ce8" office:value-type="string" calcext:value-type="string">
            <text:p>Female 2*3</text:p>
          </table:table-cell>
          <table:table-cell table:style-name="ce8" office:value-type="string" calcext:value-type="string">
            <text:p>DW254S-22-06-85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1511" calcext:value-type="float">
            <text:p>0.1511</text:p>
          </table:table-cell>
          <table:table-cell table:style-name="ce8" table:formula="of:=[.E1]*[.F1]*[.G1]" office:value-type="float" office:value="0.7555" calcext:value-type="float">
            <text:p>0.755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1211" calcext:value-type="float">
            <text:p>0.1211</text:p>
          </table:table-cell>
          <table:table-cell table:style-name="ce8" table:formula="of:=[.I1]*[.J1]*[.K1]" office:value-type="float" office:value="6.055" calcext:value-type="float">
            <text:p>6.055</text:p>
          </table:table-cell>
          <table:table-cell table:style-name="ce8" table:number-columns-repeated="3"/>
          <table:table-cell table:style-name="ce8" table:formula="of:=[.M1]*[.N1]*[.O1]" office:value-type="float" office:value="0" calcext:value-type="float">
            <text:p>0</text:p>
          </table:table-cell>
          <table:table-cell table:style-name="ce8" office:value-type="string" calcext:value-type="string">
            <text:p>schedule impact? Non-stock</text:p>
          </table:table-cell>
          <table:table-cell table:style-name="ce8" table:number-columns-repeated="16367"/>
        </table:table-row>
        <table:table-row table:style-name="ro1">
          <table:table-cell table:style-name="ce8" office:value-type="string" calcext:value-type="string">
            <text:p>Male 2*3</text:p>
          </table:table-cell>
          <table:table-cell table:style-name="ce8" office:value-type="string" calcext:value-type="string">
            <text:p>X6521WVS-2x03H-C60D74</text:p>
          </table:table-cell>
          <table:table-cell table:style-name="ce8" table:number-columns-repeated="5"/>
          <table:table-cell table:style-name="ce8" table:formula="of:=[.E2]*[.F2]*[.G2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I2]*[.J2]*[.K2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M2]*[.N2]*[.O2]" office:value-type="float" office:value="0" calcext:value-type="float">
            <text:p>0</text:p>
          </table:table-cell>
          <table:table-cell table:style-name="ce8" office:value-type="string" calcext:value-type="string">
            <text:p>schedule impact? Non-stock</text:p>
          </table:table-cell>
          <table:table-cell table:style-name="ce8" table:number-columns-repeated="16367"/>
        </table:table-row>
        <table:table-row table:style-name="ro1">
          <table:table-cell table:style-name="ce8" office:value-type="string" calcext:value-type="string">
            <text:p>Battery Holder</text:p>
          </table:table-cell>
          <table:table-cell table:style-name="ce8" table:number-columns-repeated="2"/>
          <table:table-cell table:style-name="ce8" office:value-type="string" calcext:value-type="string">
            <text:p>https://www.aliexpress.us/item/2255800087009710.html</text:p>
          </table:table-cell>
          <table:table-cell table:style-name="ce8" table:number-columns-repeated="3"/>
          <table:table-cell table:style-name="ce8" table:formula="of:=[.E3]*[.F3]*[.G3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I3]*[.J3]*[.K3]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[.M3]*[.N3]*[.O3]" office:value-type="float" office:value="57.57" calcext:value-type="float">
            <text:p>57.57</text:p>
          </table:table-cell>
          <table:table-cell table:style-name="ce8" table:number-columns-repeated="16368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PCB Price</text:p>
          </table:table-cell>
          <table:table-cell table:style-name="Default"/>
          <table:table-cell/>
          <table:table-cell office:value-type="string" calcext:value-type="string">
            <text:p>Qty 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gineering fee:</text:p>
          </table:table-cell>
          <table:table-cell office:value-type="currency" office:currency="USD" office:value="8" calcext:value-type="currency">
            <text:p>$8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a Covering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face Finish:</text:p>
          </table:table-cell>
          <table:table-cell office:value-type="currency" office:currency="USD" office:value="59" calcext:value-type="currency">
            <text:p>$59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tellated Holes:</text:p>
          </table:table-cell>
          <table:table-cell office:value-type="currency" office:currency="USD" office:value="102.7" calcext:value-type="currency">
            <text:p>$102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m: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ard:</text:p>
          </table:table-cell>
          <table:table-cell office:value-type="currency" office:currency="USD" office:value="102.2" calcext:value-type="currency">
            <text:p>$102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irm Production file:</text:p>
          </table:table-cell>
          <table:table-cell office:value-type="currency" office:currency="USD" office:value="0.44" calcext:value-type="currency">
            <text:p>$0.44</text:p>
          </table:table-cell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2">
          <table:table-cell table:style-name="ce9" office:value-type="string" calcext:value-type="string">
            <text:p>Standard PCBA Price 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Setup Fee:</text:p>
          </table:table-cell>
          <table:table-cell office:value-type="currency" office:currency="USD" office:value="25" calcext:value-type="currency">
            <text:p>$25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ncil:</text:p>
          </table:table-cell>
          <table:table-cell office:value-type="currency" office:currency="USD" office:value="8.09" calcext:value-type="currency">
            <text:p>$8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el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rge Size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Components(9 items): </text:p>
          </table:table-cell>
          <table:table-cell table:style-name="ce7" office:value-type="currency" office:currency="USD" office:value="839.52" calcext:value-type="currency">
            <text:p>$839.52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eeders Loading fee: </text:p>
          </table:table-cell>
          <table:table-cell table:style-name="ce7" office:value-type="currency" office:currency="USD" office:value="11.65" calcext:value-type="currency">
            <text:p>$11.65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SMT Assembly </text:p>
          </table:table-cell>
          <table:table-cell table:style-name="ce7" office:value-type="currency" office:currency="USD" office:value="66.28" calcext:value-type="currency">
            <text:p>$66.28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Confirm Parts Placement: 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Packaging fee: </text:p>
          </table:table-cell>
          <table:table-cell table:style-name="ce7" office:value-type="currency" office:currency="USD" office:value="0.49" calcext:value-type="currency">
            <text:p>$0.49</text:p>
          </table:table-cell>
          <table:table-cell/>
          <table:table-cell office:value-type="string" calcext:value-type="string">
            <text:p>PCB 5-6 days</text:p>
          </table:table-cell>
          <table:table-cell office:value-type="string" calcext:value-type="string">
            <text:p>castellated pads (ENIG)</text:p>
          </table:table-cell>
          <table:table-cell table:number-columns-repeated="1637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3-4 days assembly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2-4 days DHL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formula="of:=SUM([.B7:.B24])" office:value-type="currency" office:currency="USD" office:value="1224.87" calcext:value-type="currency">
            <text:p>$1,224.87</text:p>
          </table:table-cell>
          <table:table-cell/>
          <table:table-cell office:value-type="string" calcext:value-type="string">
            <text:p>14 days aro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July 21 dead-ish date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Back-off mulitple weeks for programmming, assembly with stickers, charging, programming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06:49:37.623000000</meta:creation-date>
    <meta:generator>LibreOffice/7.4.4.2$Windows_X86_64 LibreOffice_project/85569322deea74ec9134968a29af2df5663baa21</meta:generator>
    <dc:date>2023-06-21T18:22:26.439000000</dc:date>
    <meta:editing-duration>P10DT9H25M32S</meta:editing-duration>
    <meta:editing-cycles>31</meta:editing-cycles>
    <meta:document-statistic meta:table-count="5" meta:cell-count="429" meta:object-count="0"/>
  </office:meta>
</office:document-meta>
</file>